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049in" table:align="left"/>
    </style:style>
    <style:style style:name="Table1.A" style:family="table-column">
      <style:table-column-properties style:column-width="2.7347in"/>
    </style:style>
    <style:style style:name="Table1.B" style:family="table-column">
      <style:table-column-properties style:column-width="3.4701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officeooo:rsid="0010e05b"/>
    </style:style>
    <style:style style:name="P2" style:family="paragraph" style:parent-style-name="Standard">
      <style:text-properties officeooo:rsid="0010e05b" officeooo:paragraph-rsid="0010e05b"/>
    </style:style>
    <style:style style:name="P3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>
      <style:text-properties officeooo:rsid="0010e05b"/>
    </style:style>
    <style:style style:name="T1" style:family="text">
      <style:text-properties style:font-name="Monospace" fo:font-size="10pt" fo:background-color="#e8f2fe" loext:char-shading-value="0" style:font-size-asian="10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Docs</text:p>
      <text:p text:style-name="P1"/>
      <text:p text:style-name="P2">service url</text:p>
      <text:p text:style-name="P2">http://harri-test-api.herokuapp.com/continents</text:p>
      <text:p text:style-name="P2"/>
      <text:p text:style-name="P2">swagger</text:p>
      <text:p text:style-name="P1"><text:span text:style-name="T1">http://harri-test-api.herokuapp.com/v2/api-docs</text:span></text:p>
      <text:p text:style-name="P5"/>
      <text:section text:style-name="Sect1" text:name="json-panel">
        <text:p text:style-name="Standard"/>
      </text:section>
      <text:section text:style-name="Sect1" text:name="Section1">
        <text:p text:style-name="P3"><text:bookmark text:name="json-panel"/></text:p>
        <table:table table:name="Table1" table:style-name="Table1">
          <table:table-column table:style-name="Table1.A"/>
          <table:table-column table:style-name="Table1.B"/>
          <table:table-header-rows>
            <table:table-row table:style-name="TableLine94207492807104">
              <table:table-cell table:style-name="Table1.A1" office:value-type="string">
                <text:p text:style-name="P4"><text:bookmark text:name="default"/><text:bookmark text:name="value"/></text:p>
              </table:table-cell>
              <table:table-cell table:style-name="Table1.A1" office:value-type="string">
                <text:p text:style-name="P4"><text:bookmark text:name="/swagger"/></text:p>
              </table:table-cell>
            </table:table-row>
          </table:table-header-rows>
          <table:table-row table:style-name="TableLine94207492807104">
            <table:table-cell table:style-name="Table1.A1" office:value-type="string">
              <text:p text:style-name="Table_20_Contents">swagger</text:p>
            </table:table-cell>
            <table:table-cell table:style-name="Table1.A1" office:value-type="string">
              <text:p text:style-name="Table_20_Contents">"2.0"<text:bookmark text:name="/info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fo</text:p>
            </table:table-cell>
            <table:table-cell table:style-name="Table1.A1" office:value-type="string">
              <text:p text:style-name="P4"><text:bookmark text:name="/info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documentagtion for the API webservices"<text:bookmark text:name="/info/vers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version</text:p>
            </table:table-cell>
            <table:table-cell table:style-name="Table1.A1" office:value-type="string">
              <text:p text:style-name="Table_20_Contents">"1.0"<text:bookmark text:name="/info/titl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itle</text:p>
            </table:table-cell>
            <table:table-cell table:style-name="Table1.A1" office:value-type="string">
              <text:p text:style-name="Table_20_Contents">"Docs for the API part"<text:bookmark text:name="/info/termsOfServic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ermsOfService</text:p>
            </table:table-cell>
            <table:table-cell table:style-name="Table1.A1" office:value-type="string">
              <text:p text:style-name="Table_20_Contents">"urn:tos"<text:bookmark text:name="/info/contac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contact</text:p>
            </table:table-cell>
            <table:table-cell table:style-name="Table1.A1" office:value-type="string">
              <text:p text:style-name="P4"><text:bookmark text:name="/info/contact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RFF"<text:bookmark text:name="/info/contact/url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url</text:p>
            </table:table-cell>
            <table:table-cell table:style-name="Table1.A1" office:value-type="string">
              <text:p text:style-name="Table_20_Contents">"<text:a xlink:type="simple" xlink:href="http://www.test.com/" office:target-frame-name="_blank" xlink:show="new" text:style-name="Internet_20_link" text:visited-style-name="Visited_20_Internet_20_Link">http://www.test.com</text:a>"<text:bookmark text:name="/info/contact/email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email</text:p>
            </table:table-cell>
            <table:table-cell table:style-name="Table1.A1" office:value-type="string">
              <text:p text:style-name="Table_20_Contents">"test@gmail.com"<text:bookmark text:name="/info/licens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license</text:p>
            </table:table-cell>
            <table:table-cell table:style-name="Table1.A1" office:value-type="string">
              <text:p text:style-name="P4"><text:bookmark text:name="/info/license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Apache 2.0"<text:bookmark text:name="/info/license/url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url</text:p>
            </table:table-cell>
            <table:table-cell table:style-name="Table1.A1" office:value-type="string">
              <text:p text:style-name="Table_20_Contents">"<text:a xlink:type="simple" xlink:href="http://www.apache.org/licenses/LICENSE-2.0" office:target-frame-name="_blank" xlink:show="new" text:style-name="Internet_20_link" text:visited-style-name="Visited_20_Internet_20_Link">http://www.apache.org/licenses/LICENSE-2.0</text:a>"<text:bookmark text:name="/hos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host</text:p>
            </table:table-cell>
            <table:table-cell table:style-name="Table1.A1" office:value-type="string">
              <text:p text:style-name="Table_20_Contents">"harri-test-api.herokuapp.com"<text:bookmark text:name="/basePath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basePath</text:p>
            </table:table-cell>
            <table:table-cell table:style-name="Table1.A1" office:value-type="string">
              <text:p text:style-name="Table_20_Contents">"/"<text:bookmark text:name="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tag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asic-error-controller"<text:bookmark text:name="/tag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asic Error Controller"<text:bookmark text:name="/tag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P4"><text:bookmark text:name="/tags/1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continent-jpa-resource"<text:bookmark text:name="/tags/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Continent JPA Resource"<text:bookmark text:name="/tag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P4"><text:bookmark text:name="/tags/2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operation-handler"<text:bookmark text:name="/tags/2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peration Handler"<text:bookmark text:name="/tags/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3</text:p>
            </table:table-cell>
            <table:table-cell table:style-name="Table1.A1" office:value-type="string">
              <text:p text:style-name="P4"><text:bookmark text:name="/tags/3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web-mvc-links-handler"<text:bookmark text:name="/tags/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Web Mvc Links Handler"<text:bookmark text:name="/consum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consumes</text:p>
            </table:table-cell>
            <table:table-cell table:style-name="Table1.A1" office:value-type="string">
              <text:p text:style-name="P4"><text:bookmark text:name="/consum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consum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xml"<text:bookmark text:name="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xml"<text:bookmark text:name="/path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ths</text:p>
            </table:table-cell>
            <table:table-cell table:style-name="Table1.A1" office:value-type="string">
              <text:p text:style-name="P4"><text:bookmark text:name="/paths/\/actuator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</text:p>
            </table:table-cell>
            <table:table-cell table:style-name="Table1.A1" office:value-type="string">
              <text:p text:style-name="P4"><text:bookmark text:name="/paths/\/actuator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web-mvc-links-handler"<text:bookmark text:name="/paths/\/actuator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links"<text:bookmark text:name="/paths/\/actuator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linksUsingGET"<text:bookmark text:name="/paths/\/actuator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/get/produces/0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/get/responses/20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/get/responses/20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/get/responses/200/schema/additionalProperties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Table_20_Contents">{…}<text:bookmark text:name="/paths/\/actuator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bean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beans</text:p>
            </table:table-cell>
            <table:table-cell table:style-name="Table1.A1" office:value-type="string">
              <text:p text:style-name="P4"><text:bookmark text:name="/paths/\/actuator\/beans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beans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beans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beans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beans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"<text:bookmark text:name="/paths/\/actuator\/beans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beans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beans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beans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beans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beans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beans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beans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beans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beans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beans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beans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beans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beans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beans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beans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beans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beans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beans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beans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beans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beans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beans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beans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beans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cach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caches</text:p>
            </table:table-cell>
            <table:table-cell table:style-name="Table1.A1" office:value-type="string">
              <text:p text:style-name="P4"><text:bookmark text:name="/paths/\/actuator\/caches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caches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caches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caches/get/summary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caches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1"<text:bookmark text:name="/paths/\/actuator\/caches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caches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caches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caches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caches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caches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caches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caches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caches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caches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caches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caches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caches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caches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caches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caches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caches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caches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caches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caches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caches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caches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caches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caches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caches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caches/delet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lete</text:p>
            </table:table-cell>
            <table:table-cell table:style-name="Table1.A1" office:value-type="string">
              <text:p text:style-name="P4"><text:bookmark text:name="/paths/\/actuator\/caches/delete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caches/delete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caches/delete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caches/delete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DELETE"<text:bookmark text:name="/paths/\/actuator\/caches/delete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caches/delete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caches/delete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caches/delete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caches/delete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caches/delete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caches/delete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caches/delete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caches/delete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caches/delete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caches/delete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caches/delete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caches/delete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caches/delete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caches/delete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caches/delete/responses/2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4</text:p>
            </table:table-cell>
            <table:table-cell table:style-name="Table1.A1" office:value-type="string">
              <text:p text:style-name="P4"><text:bookmark text:name="/paths/\/actuator\/caches/delete/responses/2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 Content"<text:bookmark text:name="/paths/\/actuator\/caches/delete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caches/delete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caches/delete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caches/delete/responses/403/description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caches\/{cache}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caches/{cache}</text:p>
            </table:table-cell>
            <table:table-cell table:style-name="Table1.A1" office:value-type="string">
              <text:p text:style-name="P4"><text:bookmark text:name="/paths/\/actuator\/caches\/{cache}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caches\/{cache}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caches\/{cache}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caches\/{cache}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caches\/{cache}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2"<text:bookmark text:name="/paths/\/actuator\/caches\/{cache}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caches\/{cache}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caches\/{cache}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caches\/{cache}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caches\/{cache}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caches\/{cache}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caches\/{cache}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caches\/{cache}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caches\/{cache}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caches\/{cache}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caches\/{cache}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caches\/{cache}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caches\/{cache}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caches\/{cache}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caches\/{cache}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caches\/{cache}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caches\/{cache}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caches\/{cache}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caches\/{cache}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caches\/{cache}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caches\/{cache}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caches\/{cache}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caches\/{cache}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caches\/{cache}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caches\/{cache}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caches\/{cache}/delet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lete</text:p>
            </table:table-cell>
            <table:table-cell table:style-name="Table1.A1" office:value-type="string">
              <text:p text:style-name="P4"><text:bookmark text:name="/paths/\/actuator\/caches\/{cache}/delete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caches\/{cache}/delete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caches\/{cache}/delete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caches\/{cache}/delete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DELETE_1"<text:bookmark text:name="/paths/\/actuator\/caches\/{cache}/delete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caches\/{cache}/delete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caches\/{cache}/delete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caches\/{cache}/delete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caches\/{cache}/delete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caches\/{cache}/delete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caches\/{cache}/delete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caches\/{cache}/delete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caches\/{cache}/delete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caches\/{cache}/delete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caches\/{cache}/delete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caches\/{cache}/delete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caches\/{cache}/delete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caches\/{cache}/delete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caches\/{cache}/delete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caches\/{cache}/delete/responses/200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caches\/{cache}/delete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caches\/{cache}/delete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caches\/{cache}/delete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caches\/{cache}/delete/responses/2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4</text:p>
            </table:table-cell>
            <table:table-cell table:style-name="Table1.A1" office:value-type="string">
              <text:p text:style-name="P4"><text:bookmark text:name="/paths/\/actuator\/caches\/{cache}/delete/responses/2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 Content"<text:bookmark text:name="/paths/\/actuator\/caches\/{cache}/delete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caches\/{cache}/delete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caches\/{cache}/delete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caches\/{cache}/delete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condition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conditions</text:p>
            </table:table-cell>
            <table:table-cell table:style-name="Table1.A1" office:value-type="string">
              <text:p text:style-name="P4"><text:bookmark text:name="/paths/\/actuator\/conditions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conditions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conditions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conditions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conditions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3"<text:bookmark text:name="/paths/\/actuator\/conditions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conditions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conditions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conditions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conditions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conditions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conditions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conditions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conditions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conditions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conditions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conditions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conditions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conditions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conditions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conditions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conditions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conditions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conditions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conditions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conditions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conditions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conditions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conditions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conditions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configprop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configprops</text:p>
            </table:table-cell>
            <table:table-cell table:style-name="Table1.A1" office:value-type="string">
              <text:p text:style-name="P4"><text:bookmark text:name="/paths/\/actuator\/configprops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configprops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configprops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configprops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configprops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4"<text:bookmark text:name="/paths/\/actuator\/configprops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configprops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configprops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configprops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configprops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configprops/get/parameters/0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configprops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configprops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configprops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configprops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configprops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configprops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configprops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configprops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configprops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configprops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configprops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configprops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configprops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configprops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configprops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configprops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configprops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configprops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configprops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configprops\/{prefix}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configprops/{prefix}</text:p>
            </table:table-cell>
            <table:table-cell table:style-name="Table1.A1" office:value-type="string">
              <text:p text:style-name="P4"><text:bookmark text:name="/paths/\/actuator\/configprops\/{prefix}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configprops\/{prefix}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configprops\/{prefix}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configprops\/{prefix}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configprops\/{prefix}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5"<text:bookmark text:name="/paths/\/actuator\/configprops\/{prefix}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configprops\/{prefix}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configprops\/{prefix}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configprops\/{prefix}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configprops\/{prefix}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configprops\/{prefix}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configprops\/{prefix}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configprops\/{prefix}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configprops\/{prefix}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configprops\/{prefix}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configprops\/{prefix}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configprops\/{prefix}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configprops\/{prefix}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configprops\/{prefix}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configprops\/{prefix}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configprops\/{prefix}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configprops\/{prefix}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configprops\/{prefix}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configprops\/{prefix}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configprops\/{prefix}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configprops\/{prefix}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configprops\/{prefix}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configprops\/{prefix}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configprops\/{prefix}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configprops\/{prefix}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env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env</text:p>
            </table:table-cell>
            <table:table-cell table:style-name="Table1.A1" office:value-type="string">
              <text:p text:style-name="P4"><text:bookmark text:name="/paths/\/actuator\/env/get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env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env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env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env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6"<text:bookmark text:name="/paths/\/actuator\/env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env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env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env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env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env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env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env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env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env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env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env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env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env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env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env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env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env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env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env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env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env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env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env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env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env\/{toMatch}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env/{toMatch}</text:p>
            </table:table-cell>
            <table:table-cell table:style-name="Table1.A1" office:value-type="string">
              <text:p text:style-name="P4"><text:bookmark text:name="/paths/\/actuator\/env\/{toMatch}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env\/{toMatch}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env\/{toMatch}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env\/{toMatch}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env\/{toMatch}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7"<text:bookmark text:name="/paths/\/actuator\/env\/{toMatch}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env\/{toMatch}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env\/{toMatch}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env\/{toMatch}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env\/{toMatch}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env\/{toMatch}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env\/{toMatch}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env\/{toMatch}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env\/{toMatch}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env\/{toMatch}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env\/{toMatch}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env\/{toMatch}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env\/{toMatch}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env\/{toMatch}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env\/{toMatch}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env\/{toMatch}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env\/{toMatch}/get/responses/200/description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env\/{toMatch}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env\/{toMatch}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env\/{toMatch}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env\/{toMatch}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env\/{toMatch}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env\/{toMatch}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env\/{toMatch}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env\/{toMatch}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health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health</text:p>
            </table:table-cell>
            <table:table-cell table:style-name="Table1.A1" office:value-type="string">
              <text:p text:style-name="P4"><text:bookmark text:name="/paths/\/actuator\/health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health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health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health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health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8"<text:bookmark text:name="/paths/\/actuator\/health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health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health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health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health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health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health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health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health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health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health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health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health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health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health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health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health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health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health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health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health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health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health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health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health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health\/**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health/**</text:p>
            </table:table-cell>
            <table:table-cell table:style-name="Table1.A1" office:value-type="string">
              <text:p text:style-name="P4"><text:bookmark text:name="/paths/\/actuator\/health\/**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health\/**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health\/**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health\/**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health\/**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9"<text:bookmark text:name="/paths/\/actuator\/health\/**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health\/**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health\/**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health\/**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health\/**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health\/**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health\/**/get/parameters/0/in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health\/**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health\/**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health\/**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health\/**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health\/**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health\/**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health\/**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health\/**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health\/**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health\/**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health\/**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health\/**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health\/**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health\/**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health\/**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health\/**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health\/**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health\/**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heapdump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heapdump</text:p>
            </table:table-cell>
            <table:table-cell table:style-name="Table1.A1" office:value-type="string">
              <text:p text:style-name="P4"><text:bookmark text:name="/paths/\/actuator\/heapdump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heapdump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heapdump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heapdump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heapdump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10"<text:bookmark text:name="/paths/\/actuator\/heapdump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heapdump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octet-stream"<text:bookmark text:name="/paths/\/actuator\/heapdump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heapdump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heapdump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heapdump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heapdump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heapdump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heapdump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heapdump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heapdump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heapdump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heapdump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heapdump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heapdump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heapdump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heapdump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heapdump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heapdump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heapdump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heapdump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heapdump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heapdump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info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info</text:p>
            </table:table-cell>
            <table:table-cell table:style-name="Table1.A1" office:value-type="string">
              <text:p text:style-name="P4"><text:bookmark text:name="/paths/\/actuator\/info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info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info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info/get/summary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info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11"<text:bookmark text:name="/paths/\/actuator\/info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info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info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info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info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info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info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info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info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info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info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info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info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info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info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info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info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info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info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info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info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info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info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info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info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logg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loggers</text:p>
            </table:table-cell>
            <table:table-cell table:style-name="Table1.A1" office:value-type="string">
              <text:p text:style-name="P4"><text:bookmark text:name="/paths/\/actuator\/loggers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loggers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loggers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loggers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loggers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12"<text:bookmark text:name="/paths/\/actuator\/loggers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loggers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loggers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loggers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loggers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loggers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loggers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loggers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loggers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loggers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loggers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loggers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loggers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loggers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loggers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loggers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loggers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loggers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loggers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loggers/get/responses/401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loggers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loggers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loggers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loggers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loggers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loggers\/{name}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loggers/{name}</text:p>
            </table:table-cell>
            <table:table-cell table:style-name="Table1.A1" office:value-type="string">
              <text:p text:style-name="P4"><text:bookmark text:name="/paths/\/actuator\/loggers\/{name}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loggers\/{name}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loggers\/{name}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loggers\/{name}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loggers\/{name}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13"<text:bookmark text:name="/paths/\/actuator\/loggers\/{name}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loggers\/{name}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loggers\/{name}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loggers\/{name}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loggers\/{name}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loggers\/{name}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loggers\/{name}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loggers\/{name}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loggers\/{name}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loggers\/{name}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loggers\/{name}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loggers\/{name}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loggers\/{name}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loggers\/{name}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loggers\/{name}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loggers\/{name}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loggers\/{name}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loggers\/{name}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loggers\/{name}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loggers\/{name}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loggers\/{name}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loggers\/{name}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loggers\/{name}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loggers\/{name}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loggers\/{name}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loggers\/{name}/pos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ost</text:p>
            </table:table-cell>
            <table:table-cell table:style-name="Table1.A1" office:value-type="string">
              <text:p text:style-name="P4"><text:bookmark text:name="/paths/\/actuator\/loggers\/{name}/pos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loggers\/{name}/pos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loggers\/{name}/pos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loggers\/{name}/pos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POST"<text:bookmark text:name="/paths/\/actuator\/loggers\/{name}/post/consum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consumes</text:p>
            </table:table-cell>
            <table:table-cell table:style-name="Table1.A1" office:value-type="string">
              <text:p text:style-name="P4"><text:bookmark text:name="/paths/\/actuator\/loggers\/{name}/post/consum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loggers\/{name}/post/consum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3+json"<text:bookmark text:name="/paths/\/actuator\/loggers\/{name}/post/consum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2+json"<text:bookmark text:name="/paths/\/actuator\/loggers\/{name}/pos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loggers\/{name}/pos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loggers\/{name}/pos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loggers\/{name}/pos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loggers\/{name}/pos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loggers\/{name}/pos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loggers\/{name}/post/parameters/0/schema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loggers\/{name}/pos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loggers\/{name}/pos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loggers\/{name}/pos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loggers\/{name}/pos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loggers\/{name}/pos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loggers\/{name}/pos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loggers\/{name}/pos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loggers\/{name}/pos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loggers\/{name}/post/responses/2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1</text:p>
            </table:table-cell>
            <table:table-cell table:style-name="Table1.A1" office:value-type="string">
              <text:p text:style-name="P4"><text:bookmark text:name="/paths/\/actuator\/loggers\/{name}/post/responses/2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Created"<text:bookmark text:name="/paths/\/actuator\/loggers\/{name}/pos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loggers\/{name}/pos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loggers\/{name}/pos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loggers\/{name}/pos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loggers\/{name}/pos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loggers\/{name}/pos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mappin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mappings</text:p>
            </table:table-cell>
            <table:table-cell table:style-name="Table1.A1" office:value-type="string">
              <text:p text:style-name="P4"><text:bookmark text:name="/paths/\/actuator\/mappings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mappings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mappings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mappings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mappings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14"<text:bookmark text:name="/paths/\/actuator\/mappings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mappings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mappings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mappings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mappings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mappings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mappings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mappings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mappings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mappings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mappings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mappings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mappings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mappings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mappings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mappings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mappings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mappings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mappings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mappings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mappings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mappings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mappings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mappings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mappings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metric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metrics</text:p>
            </table:table-cell>
            <table:table-cell table:style-name="Table1.A1" office:value-type="string">
              <text:p text:style-name="P4"><text:bookmark text:name="/paths/\/actuator\/metrics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metrics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metrics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metrics/get/summary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metrics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15"<text:bookmark text:name="/paths/\/actuator\/metrics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metrics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metrics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metrics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metrics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metrics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metrics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metrics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metrics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metrics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metrics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metrics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metrics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metrics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metrics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metrics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metrics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metrics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metrics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metrics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metrics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metrics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metrics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metrics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metrics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metrics\/{requiredMetricName}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metrics/{requiredMetricName}</text:p>
            </table:table-cell>
            <table:table-cell table:style-name="Table1.A1" office:value-type="string">
              <text:p text:style-name="P4"><text:bookmark text:name="/paths/\/actuator\/metrics\/{requiredMetricName}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metrics\/{requiredMetricName}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metrics\/{requiredMetricName}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metrics\/{requiredMetricName}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metrics\/{requiredMetricName}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16"<text:bookmark text:name="/paths/\/actuator\/metrics\/{requiredMetricName}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metrics\/{requiredMetricName}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metrics\/{requiredMetricName}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metrics\/{requiredMetricName}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metrics\/{requiredMetricName}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metrics\/{requiredMetricName}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metrics\/{requiredMetricName}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metrics\/{requiredMetricName}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metrics\/{requiredMetricName}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metrics\/{requiredMetricName}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metrics\/{requiredMetricName}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metrics\/{requiredMetricName}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metrics\/{requiredMetricName}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metrics\/{requiredMetricName}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metrics\/{requiredMetricName}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metrics\/{requiredMetricName}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metrics\/{requiredMetricName}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metrics\/{requiredMetricName}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metrics\/{requiredMetricName}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metrics\/{requiredMetricName}/get/responses/401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metrics\/{requiredMetricName}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metrics\/{requiredMetricName}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metrics\/{requiredMetricName}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metrics\/{requiredMetricName}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metrics\/{requiredMetricName}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scheduledtask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scheduledtasks</text:p>
            </table:table-cell>
            <table:table-cell table:style-name="Table1.A1" office:value-type="string">
              <text:p text:style-name="P4"><text:bookmark text:name="/paths/\/actuator\/scheduledtasks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scheduledtasks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scheduledtasks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scheduledtasks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scheduledtasks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17"<text:bookmark text:name="/paths/\/actuator\/scheduledtasks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scheduledtasks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scheduledtasks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scheduledtasks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scheduledtasks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scheduledtasks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scheduledtasks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scheduledtasks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scheduledtasks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scheduledtasks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scheduledtasks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scheduledtasks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scheduledtasks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scheduledtasks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scheduledtasks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scheduledtasks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scheduledtasks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scheduledtasks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scheduledtasks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scheduledtasks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scheduledtasks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scheduledtasks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scheduledtasks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scheduledtasks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scheduledtasks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actuator\/threaddump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actuator/threaddump</text:p>
            </table:table-cell>
            <table:table-cell table:style-name="Table1.A1" office:value-type="string">
              <text:p text:style-name="P4"><text:bookmark text:name="/paths/\/actuator\/threaddump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actuator\/threaddump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actuator\/threaddump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operation-handler"<text:bookmark text:name="/paths/\/actuator\/threaddump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handle"<text:bookmark text:name="/paths/\/actuator\/threaddump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handleUsingGET_18"<text:bookmark text:name="/paths/\/actuator\/threaddump/get/produc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duces</text:p>
            </table:table-cell>
            <table:table-cell table:style-name="Table1.A1" office:value-type="string">
              <text:p text:style-name="P4"><text:bookmark text:name="/paths/\/actuator\/threaddump/get/produce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pplication/json"<text:bookmark text:name="/paths/\/actuator\/threaddump/get/produce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pplication/vnd.spring-boot.actuator.v2+json"<text:bookmark text:name="/paths/\/actuator\/threaddump/get/produce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application/vnd.spring-boot.actuator.v3+json"<text:bookmark text:name="/paths/\/actuator\/threaddump/get/produces/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3</text:p>
            </table:table-cell>
            <table:table-cell table:style-name="Table1.A1" office:value-type="string">
              <text:p text:style-name="Table_20_Contents">"text/plain;charset=UTF-8"<text:bookmark text:name="/paths/\/actuator\/threaddump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actuator\/threaddump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actuator\/threaddump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body"<text:bookmark text:name="/paths/\/actuator\/threaddump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body"<text:bookmark text:name="/paths/\/actuator\/threaddump/get/parameters/0/description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body"<text:bookmark text:name="/paths/\/actuator\/threaddump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actuator\/threaddump/get/parameters/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threaddump/get/parameters/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threaddump/get/parameters/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actuator\/threaddump/get/parameters/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actuator\/threaddump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actuator\/threaddump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actuator\/threaddump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actuator\/threaddump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actuator\/threaddump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actuator\/threaddump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actuator\/threaddump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actuator\/threaddump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actuator\/threaddump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actuator\/threaddump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actuator\/threaddump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continent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continents</text:p>
            </table:table-cell>
            <table:table-cell table:style-name="Table1.A1" office:value-type="string">
              <text:p text:style-name="P4"><text:bookmark text:name="/paths/\/continents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continents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continents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continent-jpa-resource"<text:bookmark text:name="/paths/\/continents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retrieveAllContinents"<text:bookmark text:name="/paths/\/continents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retrieveAllContinentsUsingGET"<text:bookmark text:name="/paths/\/continents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continents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continents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pageNo"<text:bookmark text:name="/paths/\/continents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query"<text:bookmark text:name="/paths/\/continents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pageNo"<text:bookmark text:name="/paths/\/continents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continents/get/parameters/0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integer"<text:bookmark text:name="/paths/\/continents/get/parameters/0/defaul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fault</text:p>
            </table:table-cell>
            <table:table-cell table:style-name="Table1.A1" office:value-type="string">
              <text:p text:style-name="Table_20_Contents">0<text:bookmark text:name="/paths/\/continents/get/parameters/0/forma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format</text:p>
            </table:table-cell>
            <table:table-cell table:style-name="Table1.A1" office:value-type="string">
              <text:p text:style-name="Table_20_Contents">"int32"<text:bookmark text:name="/paths/\/continents/get/parameters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P4"><text:bookmark text:name="/paths/\/continents/get/parameters/1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pageSize"<text:bookmark text:name="/paths/\/continents/get/parameters/1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query"<text:bookmark text:name="/paths/\/continents/get/parameters/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pageSize"<text:bookmark text:name="/paths/\/continents/get/parameters/1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continents/get/parameters/1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integer"<text:bookmark text:name="/paths/\/continents/get/parameters/1/defaul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fault</text:p>
            </table:table-cell>
            <table:table-cell table:style-name="Table1.A1" office:value-type="string">
              <text:p text:style-name="Table_20_Contents">10<text:bookmark text:name="/paths/\/continents/get/parameters/1/forma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format</text:p>
            </table:table-cell>
            <table:table-cell table:style-name="Table1.A1" office:value-type="string">
              <text:p text:style-name="Table_20_Contents">"int32"<text:bookmark text:name="/paths/\/continents/get/parameters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P4"><text:bookmark text:name="/paths/\/continents/get/parameters/2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sortBy"<text:bookmark text:name="/paths/\/continents/get/parameters/2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query"<text:bookmark text:name="/paths/\/continents/get/parameters/2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sortBy"<text:bookmark text:name="/paths/\/continents/get/parameters/2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false<text:bookmark text:name="/paths/\/continents/get/parameters/2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continents/get/parameters/2/defaul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fault</text:p>
            </table:table-cell>
            <table:table-cell table:style-name="Table1.A1" office:value-type="string">
              <text:p text:style-name="Table_20_Contents">"id"<text:bookmark text:name="/paths/\/continents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continents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continents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continents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continents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array"<text:bookmark text:name="/paths/\/continents/get/responses/200/schema/items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items</text:p>
            </table:table-cell>
            <table:table-cell table:style-name="Table1.A1" office:value-type="string">
              <text:p text:style-name="P4"><text:bookmark text:name="/paths/\/continents/get/responses/200/schema/items/$ref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$ref</text:p>
            </table:table-cell>
            <table:table-cell table:style-name="Table1.A1" office:value-type="string">
              <text:p text:style-name="Table_20_Contents">"#/definitions/Continent"<text:bookmark text:name="/paths/\/continents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continents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continents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continents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continents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continents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continents\/{code}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continents/{code}</text:p>
            </table:table-cell>
            <table:table-cell table:style-name="Table1.A1" office:value-type="string">
              <text:p text:style-name="P4"><text:bookmark text:name="/paths/\/continents\/{code}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continents\/{code}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continents\/{code}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continent-jpa-resource"<text:bookmark text:name="/paths/\/continents\/{code}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retrieveContinent"<text:bookmark text:name="/paths/\/continents\/{code}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retrieveContinentUsingGET"<text:bookmark text:name="/paths/\/continents\/{code}/get/parameter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rameters</text:p>
            </table:table-cell>
            <table:table-cell table:style-name="Table1.A1" office:value-type="string">
              <text:p text:style-name="P4"><text:bookmark text:name="/paths/\/continents\/{code}/get/parameter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P4"><text:bookmark text:name="/paths/\/continents\/{code}/get/parameters/0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"code"<text:bookmark text:name="/paths/\/continents\/{code}/get/parameters/0/i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n</text:p>
            </table:table-cell>
            <table:table-cell table:style-name="Table1.A1" office:value-type="string">
              <text:p text:style-name="Table_20_Contents">"path"<text:bookmark text:name="/paths/\/continents\/{code}/get/parameters/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code"<text:bookmark text:name="/paths/\/continents\/{code}/get/parameters/0/requir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quired</text:p>
            </table:table-cell>
            <table:table-cell table:style-name="Table1.A1" office:value-type="string">
              <text:p text:style-name="Table_20_Contents">true<text:bookmark text:name="/paths/\/continents\/{code}/get/parameters/0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paths/\/continents\/{code}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continents\/{code}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continents\/{code}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continents\/{code}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continents\/{code}/get/responses/200/schema/$ref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$ref</text:p>
            </table:table-cell>
            <table:table-cell table:style-name="Table1.A1" office:value-type="string">
              <text:p text:style-name="Table_20_Contents">"#/definitions/EntityModel«Continent»"<text:bookmark text:name="/paths/\/continents\/{code}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continents\/{code}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continents\/{code}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continents\/{code}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continents\/{code}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continents\/{code}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error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/error</text:p>
            </table:table-cell>
            <table:table-cell table:style-name="Table1.A1" office:value-type="string">
              <text:p text:style-name="P4"><text:bookmark text:name="/paths/\/error/ge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get</text:p>
            </table:table-cell>
            <table:table-cell table:style-name="Table1.A1" office:value-type="string">
              <text:p text:style-name="P4"><text:bookmark text:name="/paths/\/error/ge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error/ge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basic-error-controller"<text:bookmark text:name="/paths/\/error/ge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error"<text:bookmark text:name="/paths/\/error/ge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errorUsingGET"<text:bookmark text:name="/paths/\/error/ge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error/ge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error/ge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error/ge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error/ge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error/get/responses/20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error/get/responses/20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error/ge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error/ge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error/ge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error/ge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error/ge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error/ge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error/hea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head</text:p>
            </table:table-cell>
            <table:table-cell table:style-name="Table1.A1" office:value-type="string">
              <text:p text:style-name="P4"><text:bookmark text:name="/paths/\/error/head/tags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error/head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basic-error-controller"<text:bookmark text:name="/paths/\/error/head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error"<text:bookmark text:name="/paths/\/error/head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errorUsingHEAD"<text:bookmark text:name="/paths/\/error/head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error/head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error/head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error/head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error/head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error/head/responses/20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error/head/responses/20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error/head/responses/2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4</text:p>
            </table:table-cell>
            <table:table-cell table:style-name="Table1.A1" office:value-type="string">
              <text:p text:style-name="P4"><text:bookmark text:name="/paths/\/error/head/responses/2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 Content"<text:bookmark text:name="/paths/\/error/head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error/head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error/head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error/head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error/pos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ost</text:p>
            </table:table-cell>
            <table:table-cell table:style-name="Table1.A1" office:value-type="string">
              <text:p text:style-name="P4"><text:bookmark text:name="/paths/\/error/pos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error/pos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basic-error-controller"<text:bookmark text:name="/paths/\/error/pos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error"<text:bookmark text:name="/paths/\/error/pos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errorUsingPOST"<text:bookmark text:name="/paths/\/error/pos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error/pos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error/pos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error/pos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error/pos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error/post/responses/20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error/post/responses/20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error/post/responses/2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1</text:p>
            </table:table-cell>
            <table:table-cell table:style-name="Table1.A1" office:value-type="string">
              <text:p text:style-name="P4"><text:bookmark text:name="/paths/\/error/post/responses/2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Created"<text:bookmark text:name="/paths/\/error/pos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error/post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error/pos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error/pos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error/pos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error/pos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error/pu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ut</text:p>
            </table:table-cell>
            <table:table-cell table:style-name="Table1.A1" office:value-type="string">
              <text:p text:style-name="P4"><text:bookmark text:name="/paths/\/error/put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error/put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basic-error-controller"<text:bookmark text:name="/paths/\/error/put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error"<text:bookmark text:name="/paths/\/error/put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errorUsingPUT"<text:bookmark text:name="/paths/\/error/put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error/put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error/put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error/put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error/put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error/put/responses/20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error/put/responses/20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error/put/responses/2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1</text:p>
            </table:table-cell>
            <table:table-cell table:style-name="Table1.A1" office:value-type="string">
              <text:p text:style-name="P4"><text:bookmark text:name="/paths/\/error/put/responses/2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Created"<text:bookmark text:name="/paths/\/error/put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error/put/responses/401/description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error/put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error/put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error/put/responses/4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4</text:p>
            </table:table-cell>
            <table:table-cell table:style-name="Table1.A1" office:value-type="string">
              <text:p text:style-name="P4"><text:bookmark text:name="/paths/\/error/put/responses/4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t Found"<text:bookmark text:name="/paths/\/error/delet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lete</text:p>
            </table:table-cell>
            <table:table-cell table:style-name="Table1.A1" office:value-type="string">
              <text:p text:style-name="P4"><text:bookmark text:name="/paths/\/error/delete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error/delete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basic-error-controller"<text:bookmark text:name="/paths/\/error/delete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error"<text:bookmark text:name="/paths/\/error/delete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errorUsingDELETE"<text:bookmark text:name="/paths/\/error/delete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error/delete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error/delete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error/delete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error/delete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error/delete/responses/20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error/delete/responses/20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error/delete/responses/2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4</text:p>
            </table:table-cell>
            <table:table-cell table:style-name="Table1.A1" office:value-type="string">
              <text:p text:style-name="P4"><text:bookmark text:name="/paths/\/error/delete/responses/2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 Content"<text:bookmark text:name="/paths/\/error/delete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error/delete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error/delete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error/delete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error/option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tions</text:p>
            </table:table-cell>
            <table:table-cell table:style-name="Table1.A1" office:value-type="string">
              <text:p text:style-name="P4"><text:bookmark text:name="/paths/\/error/options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error/options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basic-error-controller"<text:bookmark text:name="/paths/\/error/options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error"<text:bookmark text:name="/paths/\/error/options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errorUsingOPTIONS"<text:bookmark text:name="/paths/\/error/options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error/options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error/options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error/options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error/options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error/options/responses/20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error/options/responses/200/schema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error/options/responses/2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4</text:p>
            </table:table-cell>
            <table:table-cell table:style-name="Table1.A1" office:value-type="string">
              <text:p text:style-name="P4"><text:bookmark text:name="/paths/\/error/options/responses/2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 Content"<text:bookmark text:name="/paths/\/error/options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error/options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error/options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error/options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paths/\/error/patch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atch</text:p>
            </table:table-cell>
            <table:table-cell table:style-name="Table1.A1" office:value-type="string">
              <text:p text:style-name="P4"><text:bookmark text:name="/paths/\/error/patch/tag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ags</text:p>
            </table:table-cell>
            <table:table-cell table:style-name="Table1.A1" office:value-type="string">
              <text:p text:style-name="P4"><text:bookmark text:name="/paths/\/error/patch/tags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basic-error-controller"<text:bookmark text:name="/paths/\/error/patch/summa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ummary</text:p>
            </table:table-cell>
            <table:table-cell table:style-name="Table1.A1" office:value-type="string">
              <text:p text:style-name="Table_20_Contents">"error"<text:bookmark text:name="/paths/\/error/patch/operationI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operationId</text:p>
            </table:table-cell>
            <table:table-cell table:style-name="Table1.A1" office:value-type="string">
              <text:p text:style-name="Table_20_Contents">"errorUsingPATCH"<text:bookmark text:name="/paths/\/error/patch/respons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sponses</text:p>
            </table:table-cell>
            <table:table-cell table:style-name="Table1.A1" office:value-type="string">
              <text:p text:style-name="P4"><text:bookmark text:name="/paths/\/error/patch/responses/20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0</text:p>
            </table:table-cell>
            <table:table-cell table:style-name="Table1.A1" office:value-type="string">
              <text:p text:style-name="P4"><text:bookmark text:name="/paths/\/error/patch/responses/200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OK"<text:bookmark text:name="/paths/\/error/patch/responses/200/schema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chema</text:p>
            </table:table-cell>
            <table:table-cell table:style-name="Table1.A1" office:value-type="string">
              <text:p text:style-name="P4"><text:bookmark text:name="/paths/\/error/patch/responses/200/schema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error/patch/responses/200/schema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paths/\/error/patch/responses/200/schema/additionalProperties/type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paths/\/error/patch/responses/20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04</text:p>
            </table:table-cell>
            <table:table-cell table:style-name="Table1.A1" office:value-type="string">
              <text:p text:style-name="P4"><text:bookmark text:name="/paths/\/error/patch/responses/204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No Content"<text:bookmark text:name="/paths/\/error/patch/responses/40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1</text:p>
            </table:table-cell>
            <table:table-cell table:style-name="Table1.A1" office:value-type="string">
              <text:p text:style-name="P4"><text:bookmark text:name="/paths/\/error/patch/responses/401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Unauthorized"<text:bookmark text:name="/paths/\/error/patch/responses/40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3</text:p>
            </table:table-cell>
            <table:table-cell table:style-name="Table1.A1" office:value-type="string">
              <text:p text:style-name="P4"><text:bookmark text:name="/paths/\/error/patch/responses/403/description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scription</text:p>
            </table:table-cell>
            <table:table-cell table:style-name="Table1.A1" office:value-type="string">
              <text:p text:style-name="Table_20_Contents">"Forbidden"<text:bookmark text:name="/definition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definitions</text:p>
            </table:table-cell>
            <table:table-cell table:style-name="Table1.A1" office:value-type="string">
              <text:p text:style-name="P4"><text:bookmark text:name="/definitions/Continent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Continent</text:p>
            </table:table-cell>
            <table:table-cell table:style-name="Table1.A1" office:value-type="string">
              <text:p text:style-name="P4"><text:bookmark text:name="/definitions/Continent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definitions/Continent/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perties</text:p>
            </table:table-cell>
            <table:table-cell table:style-name="Table1.A1" office:value-type="string">
              <text:p text:style-name="P4"><text:bookmark text:name="/definitions/Continent/properties/cod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code</text:p>
            </table:table-cell>
            <table:table-cell table:style-name="Table1.A1" office:value-type="string">
              <text:p text:style-name="P4"><text:bookmark text:name="/definitions/Continent/properties/code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definitions/Continent/properties/code/minLength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minLength</text:p>
            </table:table-cell>
            <table:table-cell table:style-name="Table1.A1" office:value-type="string">
              <text:p text:style-name="Table_20_Contents">2<text:bookmark text:name="/definitions/Continent/properties/code/maxLength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maxLength</text:p>
            </table:table-cell>
            <table:table-cell table:style-name="Table1.A1" office:value-type="string">
              <text:p text:style-name="Table_20_Contents">2147483647<text:bookmark text:name="/definitions/Continent/properties/countr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countries</text:p>
            </table:table-cell>
            <table:table-cell table:style-name="Table1.A1" office:value-type="string">
              <text:p text:style-name="P4"><text:bookmark text:name="/definitions/Continent/properties/countr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array"<text:bookmark text:name="/definitions/Continent/properties/countries/item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tems</text:p>
            </table:table-cell>
            <table:table-cell table:style-name="Table1.A1" office:value-type="string">
              <text:p text:style-name="P4"><text:bookmark text:name="/definitions/Continent/properties/countries/items/$ref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$ref</text:p>
            </table:table-cell>
            <table:table-cell table:style-name="Table1.A1" office:value-type="string">
              <text:p text:style-name="Table_20_Contents">"#/definitions/Country"<text:bookmark text:name="/definitions/Continent/properties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P4"><text:bookmark text:name="/definitions/Continent/properties/name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definitions/Continent/titl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itle</text:p>
            </table:table-cell>
            <table:table-cell table:style-name="Table1.A1" office:value-type="string">
              <text:p text:style-name="Table_20_Contents">"Continent"<text:bookmark text:name="/definitions/Countr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Country</text:p>
            </table:table-cell>
            <table:table-cell table:style-name="Table1.A1" office:value-type="string">
              <text:p text:style-name="P4"><text:bookmark text:name="/definitions/Country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definitions/Country/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perties</text:p>
            </table:table-cell>
            <table:table-cell table:style-name="Table1.A1" office:value-type="string">
              <text:p text:style-name="P4"><text:bookmark text:name="/definitions/Country/properties/cod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code</text:p>
            </table:table-cell>
            <table:table-cell table:style-name="Table1.A1" office:value-type="string">
              <text:p text:style-name="P4"><text:bookmark text:name="/definitions/Country/properties/code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definitions/Country/properties/code/minLength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minLength</text:p>
            </table:table-cell>
            <table:table-cell table:style-name="Table1.A1" office:value-type="string">
              <text:p text:style-name="Table_20_Contents">2<text:bookmark text:name="/definitions/Country/properties/code/maxLength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maxLength</text:p>
            </table:table-cell>
            <table:table-cell table:style-name="Table1.A1" office:value-type="string">
              <text:p text:style-name="Table_20_Contents">2147483647<text:bookmark text:name="/definitions/Country/properties/full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fullName</text:p>
            </table:table-cell>
            <table:table-cell table:style-name="Table1.A1" office:value-type="string">
              <text:p text:style-name="P4"><text:bookmark text:name="/definitions/Country/properties/fullName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definitions/Country/properties/iso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so3</text:p>
            </table:table-cell>
            <table:table-cell table:style-name="Table1.A1" office:value-type="string">
              <text:p text:style-name="P4"><text:bookmark text:name="/definitions/Country/properties/iso3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definitions/Country/properties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P4"><text:bookmark text:name="/definitions/Country/properties/name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definitions/Country/properties/number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umber</text:p>
            </table:table-cell>
            <table:table-cell table:style-name="Table1.A1" office:value-type="string">
              <text:p text:style-name="P4"><text:bookmark text:name="/definitions/Country/properties/number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definitions/Country/titl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itle</text:p>
            </table:table-cell>
            <table:table-cell table:style-name="Table1.A1" office:value-type="string">
              <text:p text:style-name="Table_20_Contents">"Country"<text:bookmark text:name="/definitions/EntityModel«Continent»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EntityModel«Continent»</text:p>
            </table:table-cell>
            <table:table-cell table:style-name="Table1.A1" office:value-type="string">
              <text:p text:style-name="P4"><text:bookmark text:name="/definitions/EntityModel«Continent»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definitions/EntityModel«Continent»/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perties</text:p>
            </table:table-cell>
            <table:table-cell table:style-name="Table1.A1" office:value-type="string">
              <text:p text:style-name="P4"><text:bookmark text:name="/definitions/EntityModel«Continent»/properties/cod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code</text:p>
            </table:table-cell>
            <table:table-cell table:style-name="Table1.A1" office:value-type="string">
              <text:p text:style-name="P4"><text:bookmark text:name="/definitions/EntityModel«Continent»/properties/code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definitions/EntityModel«Continent»/properties/code/minLength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minLength</text:p>
            </table:table-cell>
            <table:table-cell table:style-name="Table1.A1" office:value-type="string">
              <text:p text:style-name="Table_20_Contents">2<text:bookmark text:name="/definitions/EntityModel«Continent»/properties/code/maxLength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maxLength</text:p>
            </table:table-cell>
            <table:table-cell table:style-name="Table1.A1" office:value-type="string">
              <text:p text:style-name="Table_20_Contents">2147483647<text:bookmark text:name="/definitions/EntityModel«Continent»/properties/countr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countries</text:p>
            </table:table-cell>
            <table:table-cell table:style-name="Table1.A1" office:value-type="string">
              <text:p text:style-name="P4"><text:bookmark text:name="/definitions/EntityModel«Continent»/properties/countr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array"<text:bookmark text:name="/definitions/EntityModel«Continent»/properties/countries/item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items</text:p>
            </table:table-cell>
            <table:table-cell table:style-name="Table1.A1" office:value-type="string">
              <text:p text:style-name="P4"><text:bookmark text:name="/definitions/EntityModel«Continent»/properties/countries/items/$ref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$ref</text:p>
            </table:table-cell>
            <table:table-cell table:style-name="Table1.A1" office:value-type="string">
              <text:p text:style-name="Table_20_Contents">"#/definitions/Country"<text:bookmark text:name="/definitions/EntityModel«Continent»/properties/link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links</text:p>
            </table:table-cell>
            <table:table-cell table:style-name="Table1.A1" office:value-type="string">
              <text:p text:style-name="P4"><text:bookmark text:name="/definitions/EntityModel«Continent»/properties/links/$ref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$ref</text:p>
            </table:table-cell>
            <table:table-cell table:style-name="Table1.A1" office:value-type="string">
              <text:p text:style-name="Table_20_Contents">"#/definitions/Links"<text:bookmark text:name="/definitions/EntityModel«Continent»/properties/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P4"><text:bookmark text:name="/definitions/EntityModel«Continent»/properties/name/type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definitions/EntityModel«Continent»/titl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itle</text:p>
            </table:table-cell>
            <table:table-cell table:style-name="Table1.A1" office:value-type="string">
              <text:p text:style-name="Table_20_Contents">"EntityModel«Continent»"<text:bookmark text:name="/definitions/Link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Link</text:p>
            </table:table-cell>
            <table:table-cell table:style-name="Table1.A1" office:value-type="string">
              <text:p text:style-name="P4"><text:bookmark text:name="/definitions/Link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definitions/Link/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perties</text:p>
            </table:table-cell>
            <table:table-cell table:style-name="Table1.A1" office:value-type="string">
              <text:p text:style-name="P4"><text:bookmark text:name="/definitions/Link/properties/href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href</text:p>
            </table:table-cell>
            <table:table-cell table:style-name="Table1.A1" office:value-type="string">
              <text:p text:style-name="P4"><text:bookmark text:name="/definitions/Link/properties/href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definitions/Link/properties/templated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emplated</text:p>
            </table:table-cell>
            <table:table-cell table:style-name="Table1.A1" office:value-type="string">
              <text:p text:style-name="P4"><text:bookmark text:name="/definitions/Link/properties/templated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boolean"<text:bookmark text:name="/definitions/Link/titl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itle</text:p>
            </table:table-cell>
            <table:table-cell table:style-name="Table1.A1" office:value-type="string">
              <text:p text:style-name="Table_20_Contents">"Link"<text:bookmark text:name="/definitions/Link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Links</text:p>
            </table:table-cell>
            <table:table-cell table:style-name="Table1.A1" office:value-type="string">
              <text:p text:style-name="P4"><text:bookmark text:name="/definitions/Link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definitions/Links/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perties</text:p>
            </table:table-cell>
            <table:table-cell table:style-name="Table1.A1" office:value-type="string">
              <text:p text:style-name="P4"><text:bookmark text:name="/definitions/Links/properties/empt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empty</text:p>
            </table:table-cell>
            <table:table-cell table:style-name="Table1.A1" office:value-type="string">
              <text:p text:style-name="P4"><text:bookmark text:name="/definitions/Links/properties/empty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boolean"<text:bookmark text:name="/definitions/Links/titl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itle</text:p>
            </table:table-cell>
            <table:table-cell table:style-name="Table1.A1" office:value-type="string">
              <text:p text:style-name="Table_20_Contents">"Links"<text:bookmark text:name="/definitions/ModelAndView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ModelAndView</text:p>
            </table:table-cell>
            <table:table-cell table:style-name="Table1.A1" office:value-type="string">
              <text:p text:style-name="P4"><text:bookmark text:name="/definitions/ModelAndView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definitions/ModelAndView/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perties</text:p>
            </table:table-cell>
            <table:table-cell table:style-name="Table1.A1" office:value-type="string">
              <text:p text:style-name="P4"><text:bookmark text:name="/definitions/ModelAndView/properties/empty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empty</text:p>
            </table:table-cell>
            <table:table-cell table:style-name="Table1.A1" office:value-type="string">
              <text:p text:style-name="P4"><text:bookmark text:name="/definitions/ModelAndView/properties/empty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boolean"<text:bookmark text:name="/definitions/ModelAndView/properties/model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model</text:p>
            </table:table-cell>
            <table:table-cell table:style-name="Table1.A1" office:value-type="string">
              <text:p text:style-name="P4"><text:bookmark text:name="/definitions/ModelAndView/properties/model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definitions/ModelAndView/properties/modelMap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modelMap</text:p>
            </table:table-cell>
            <table:table-cell table:style-name="Table1.A1" office:value-type="string">
              <text:p text:style-name="P4"><text:bookmark text:name="/definitions/ModelAndView/properties/modelMap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definitions/ModelAndView/properties/modelMap/additional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additionalProperties</text:p>
            </table:table-cell>
            <table:table-cell table:style-name="Table1.A1" office:value-type="string">
              <text:p text:style-name="P4"><text:bookmark text:name="/definitions/ModelAndView/properties/modelMap/additionalPropertie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definitions/ModelAndView/properties/referenc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reference</text:p>
            </table:table-cell>
            <table:table-cell table:style-name="Table1.A1" office:value-type="string">
              <text:p text:style-name="P4"><text:bookmark text:name="/definitions/ModelAndView/properties/reference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boolean"<text:bookmark text:name="/definitions/ModelAndView/properties/statu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status</text:p>
            </table:table-cell>
            <table:table-cell table:style-name="Table1.A1" office:value-type="string">
              <text:p text:style-name="P4"><text:bookmark text:name="/definitions/ModelAndView/properties/status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definitions/ModelAndView/properties/status/enum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enum</text:p>
            </table:table-cell>
            <table:table-cell table:style-name="Table1.A1" office:value-type="string">
              <text:p text:style-name="P4"><text:bookmark text:name="/definitions/ModelAndView/properties/status/enum/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0</text:p>
            </table:table-cell>
            <table:table-cell table:style-name="Table1.A1" office:value-type="string">
              <text:p text:style-name="Table_20_Contents">"ACCEPTED"<text:bookmark text:name="/definitions/ModelAndView/properties/status/enum/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</text:p>
            </table:table-cell>
            <table:table-cell table:style-name="Table1.A1" office:value-type="string">
              <text:p text:style-name="Table_20_Contents">"ALREADY_REPORTED"<text:bookmark text:name="/definitions/ModelAndView/properties/status/enum/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</text:p>
            </table:table-cell>
            <table:table-cell table:style-name="Table1.A1" office:value-type="string">
              <text:p text:style-name="Table_20_Contents">"BAD_GATEWAY"<text:bookmark text:name="/definitions/ModelAndView/properties/status/enum/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3</text:p>
            </table:table-cell>
            <table:table-cell table:style-name="Table1.A1" office:value-type="string">
              <text:p text:style-name="Table_20_Contents">"BAD_REQUEST"<text:bookmark text:name="/definitions/ModelAndView/properties/status/enum/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</text:p>
            </table:table-cell>
            <table:table-cell table:style-name="Table1.A1" office:value-type="string">
              <text:p text:style-name="Table_20_Contents">"BANDWIDTH_LIMIT_EXCEEDED"<text:bookmark text:name="/definitions/ModelAndView/properties/status/enum/5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5</text:p>
            </table:table-cell>
            <table:table-cell table:style-name="Table1.A1" office:value-type="string">
              <text:p text:style-name="Table_20_Contents">"CHECKPOINT"<text:bookmark text:name="/definitions/ModelAndView/properties/status/enum/6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6</text:p>
            </table:table-cell>
            <table:table-cell table:style-name="Table1.A1" office:value-type="string">
              <text:p text:style-name="Table_20_Contents">"CONFLICT"<text:bookmark text:name="/definitions/ModelAndView/properties/status/enum/7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7</text:p>
            </table:table-cell>
            <table:table-cell table:style-name="Table1.A1" office:value-type="string">
              <text:p text:style-name="Table_20_Contents">"CONTINUE"<text:bookmark text:name="/definitions/ModelAndView/properties/status/enum/8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8</text:p>
            </table:table-cell>
            <table:table-cell table:style-name="Table1.A1" office:value-type="string">
              <text:p text:style-name="Table_20_Contents">"CREATED"<text:bookmark text:name="/definitions/ModelAndView/properties/status/enum/9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9</text:p>
            </table:table-cell>
            <table:table-cell table:style-name="Table1.A1" office:value-type="string">
              <text:p text:style-name="Table_20_Contents">"DESTINATION_LOCKED"<text:bookmark text:name="/definitions/ModelAndView/properties/status/enum/1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0</text:p>
            </table:table-cell>
            <table:table-cell table:style-name="Table1.A1" office:value-type="string">
              <text:p text:style-name="Table_20_Contents">"EXPECTATION_FAILED"<text:bookmark text:name="/definitions/ModelAndView/properties/status/enum/1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1</text:p>
            </table:table-cell>
            <table:table-cell table:style-name="Table1.A1" office:value-type="string">
              <text:p text:style-name="Table_20_Contents">"FAILED_DEPENDENCY"<text:bookmark text:name="/definitions/ModelAndView/properties/status/enum/1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2</text:p>
            </table:table-cell>
            <table:table-cell table:style-name="Table1.A1" office:value-type="string">
              <text:p text:style-name="Table_20_Contents">"FORBIDDEN"<text:bookmark text:name="/definitions/ModelAndView/properties/status/enum/1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3</text:p>
            </table:table-cell>
            <table:table-cell table:style-name="Table1.A1" office:value-type="string">
              <text:p text:style-name="Table_20_Contents">"FOUND"<text:bookmark text:name="/definitions/ModelAndView/properties/status/enum/1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4</text:p>
            </table:table-cell>
            <table:table-cell table:style-name="Table1.A1" office:value-type="string">
              <text:p text:style-name="Table_20_Contents">"GATEWAY_TIMEOUT"<text:bookmark text:name="/definitions/ModelAndView/properties/status/enum/15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5</text:p>
            </table:table-cell>
            <table:table-cell table:style-name="Table1.A1" office:value-type="string">
              <text:p text:style-name="Table_20_Contents">"GONE"<text:bookmark text:name="/definitions/ModelAndView/properties/status/enum/16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6</text:p>
            </table:table-cell>
            <table:table-cell table:style-name="Table1.A1" office:value-type="string">
              <text:p text:style-name="Table_20_Contents">"HTTP_VERSION_NOT_SUPPORTED"<text:bookmark text:name="/definitions/ModelAndView/properties/status/enum/17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7</text:p>
            </table:table-cell>
            <table:table-cell table:style-name="Table1.A1" office:value-type="string">
              <text:p text:style-name="Table_20_Contents">"IM_USED"<text:bookmark text:name="/definitions/ModelAndView/properties/status/enum/18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8</text:p>
            </table:table-cell>
            <table:table-cell table:style-name="Table1.A1" office:value-type="string">
              <text:p text:style-name="Table_20_Contents">"INSUFFICIENT_SPACE_ON_RESOURCE"<text:bookmark text:name="/definitions/ModelAndView/properties/status/enum/19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19</text:p>
            </table:table-cell>
            <table:table-cell table:style-name="Table1.A1" office:value-type="string">
              <text:p text:style-name="Table_20_Contents">"INSUFFICIENT_STORAGE"<text:bookmark text:name="/definitions/ModelAndView/properties/status/enum/20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20</text:p>
            </table:table-cell>
            <table:table-cell table:style-name="Table1.A1" office:value-type="string">
              <text:p text:style-name="Table_20_Contents">"INTERNAL_SERVER_ERROR"<text:bookmark text:name="/definitions/ModelAndView/properties/status/enum/2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1</text:p>
            </table:table-cell>
            <table:table-cell table:style-name="Table1.A1" office:value-type="string">
              <text:p text:style-name="Table_20_Contents">"I_AM_A_TEAPOT"<text:bookmark text:name="/definitions/ModelAndView/properties/status/enum/2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2</text:p>
            </table:table-cell>
            <table:table-cell table:style-name="Table1.A1" office:value-type="string">
              <text:p text:style-name="Table_20_Contents">"LENGTH_REQUIRED"<text:bookmark text:name="/definitions/ModelAndView/properties/status/enum/2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3</text:p>
            </table:table-cell>
            <table:table-cell table:style-name="Table1.A1" office:value-type="string">
              <text:p text:style-name="Table_20_Contents">"LOCKED"<text:bookmark text:name="/definitions/ModelAndView/properties/status/enum/2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4</text:p>
            </table:table-cell>
            <table:table-cell table:style-name="Table1.A1" office:value-type="string">
              <text:p text:style-name="Table_20_Contents">"LOOP_DETECTED"<text:bookmark text:name="/definitions/ModelAndView/properties/status/enum/25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5</text:p>
            </table:table-cell>
            <table:table-cell table:style-name="Table1.A1" office:value-type="string">
              <text:p text:style-name="Table_20_Contents">"METHOD_FAILURE"<text:bookmark text:name="/definitions/ModelAndView/properties/status/enum/26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6</text:p>
            </table:table-cell>
            <table:table-cell table:style-name="Table1.A1" office:value-type="string">
              <text:p text:style-name="Table_20_Contents">"METHOD_NOT_ALLOWED"<text:bookmark text:name="/definitions/ModelAndView/properties/status/enum/27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7</text:p>
            </table:table-cell>
            <table:table-cell table:style-name="Table1.A1" office:value-type="string">
              <text:p text:style-name="Table_20_Contents">"MOVED_PERMANENTLY"<text:bookmark text:name="/definitions/ModelAndView/properties/status/enum/28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8</text:p>
            </table:table-cell>
            <table:table-cell table:style-name="Table1.A1" office:value-type="string">
              <text:p text:style-name="Table_20_Contents">"MOVED_TEMPORARILY"<text:bookmark text:name="/definitions/ModelAndView/properties/status/enum/29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29</text:p>
            </table:table-cell>
            <table:table-cell table:style-name="Table1.A1" office:value-type="string">
              <text:p text:style-name="Table_20_Contents">"MULTIPLE_CHOICES"<text:bookmark text:name="/definitions/ModelAndView/properties/status/enum/3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30</text:p>
            </table:table-cell>
            <table:table-cell table:style-name="Table1.A1" office:value-type="string">
              <text:p text:style-name="Table_20_Contents">"MULTI_STATUS"<text:bookmark text:name="/definitions/ModelAndView/properties/status/enum/3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31</text:p>
            </table:table-cell>
            <table:table-cell table:style-name="Table1.A1" office:value-type="string">
              <text:p text:style-name="Table_20_Contents">"NETWORK_AUTHENTICATION_REQUIRED"<text:bookmark text:name="/definitions/ModelAndView/properties/status/enum/3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32</text:p>
            </table:table-cell>
            <table:table-cell table:style-name="Table1.A1" office:value-type="string">
              <text:p text:style-name="Table_20_Contents">"NON_AUTHORITATIVE_INFORMATION"<text:bookmark text:name="/definitions/ModelAndView/properties/status/enum/3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33</text:p>
            </table:table-cell>
            <table:table-cell table:style-name="Table1.A1" office:value-type="string">
              <text:p text:style-name="Table_20_Contents">"NOT_ACCEPTABLE"<text:bookmark text:name="/definitions/ModelAndView/properties/status/enum/3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34</text:p>
            </table:table-cell>
            <table:table-cell table:style-name="Table1.A1" office:value-type="string">
              <text:p text:style-name="Table_20_Contents">"NOT_EXTENDED"<text:bookmark text:name="/definitions/ModelAndView/properties/status/enum/35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35</text:p>
            </table:table-cell>
            <table:table-cell table:style-name="Table1.A1" office:value-type="string">
              <text:p text:style-name="Table_20_Contents">"NOT_FOUND"<text:bookmark text:name="/definitions/ModelAndView/properties/status/enum/36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36</text:p>
            </table:table-cell>
            <table:table-cell table:style-name="Table1.A1" office:value-type="string">
              <text:p text:style-name="Table_20_Contents">"NOT_IMPLEMENTED"<text:bookmark text:name="/definitions/ModelAndView/properties/status/enum/37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37</text:p>
            </table:table-cell>
            <table:table-cell table:style-name="Table1.A1" office:value-type="string">
              <text:p text:style-name="Table_20_Contents">"NOT_MODIFIED"<text:bookmark text:name="/definitions/ModelAndView/properties/status/enum/38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38</text:p>
            </table:table-cell>
            <table:table-cell table:style-name="Table1.A1" office:value-type="string">
              <text:p text:style-name="Table_20_Contents">"NO_CONTENT"<text:bookmark text:name="/definitions/ModelAndView/properties/status/enum/39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39</text:p>
            </table:table-cell>
            <table:table-cell table:style-name="Table1.A1" office:value-type="string">
              <text:p text:style-name="Table_20_Contents">"OK"<text:bookmark text:name="/definitions/ModelAndView/properties/status/enum/4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0</text:p>
            </table:table-cell>
            <table:table-cell table:style-name="Table1.A1" office:value-type="string">
              <text:p text:style-name="Table_20_Contents">"PARTIAL_CONTENT"<text:bookmark text:name="/definitions/ModelAndView/properties/status/enum/4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1</text:p>
            </table:table-cell>
            <table:table-cell table:style-name="Table1.A1" office:value-type="string">
              <text:p text:style-name="Table_20_Contents">"PAYLOAD_TOO_LARGE"<text:bookmark text:name="/definitions/ModelAndView/properties/status/enum/4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2</text:p>
            </table:table-cell>
            <table:table-cell table:style-name="Table1.A1" office:value-type="string">
              <text:p text:style-name="Table_20_Contents">"PAYMENT_REQUIRED"<text:bookmark text:name="/definitions/ModelAndView/properties/status/enum/4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3</text:p>
            </table:table-cell>
            <table:table-cell table:style-name="Table1.A1" office:value-type="string">
              <text:p text:style-name="Table_20_Contents">"PERMANENT_REDIRECT"<text:bookmark text:name="/definitions/ModelAndView/properties/status/enum/4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4</text:p>
            </table:table-cell>
            <table:table-cell table:style-name="Table1.A1" office:value-type="string">
              <text:p text:style-name="Table_20_Contents">"PRECONDITION_FAILED"<text:bookmark text:name="/definitions/ModelAndView/properties/status/enum/45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5</text:p>
            </table:table-cell>
            <table:table-cell table:style-name="Table1.A1" office:value-type="string">
              <text:p text:style-name="Table_20_Contents">"PRECONDITION_REQUIRED"<text:bookmark text:name="/definitions/ModelAndView/properties/status/enum/46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6</text:p>
            </table:table-cell>
            <table:table-cell table:style-name="Table1.A1" office:value-type="string">
              <text:p text:style-name="Table_20_Contents">"PROCESSING"<text:bookmark text:name="/definitions/ModelAndView/properties/status/enum/47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7</text:p>
            </table:table-cell>
            <table:table-cell table:style-name="Table1.A1" office:value-type="string">
              <text:p text:style-name="Table_20_Contents">"PROXY_AUTHENTICATION_REQUIRED"<text:bookmark text:name="/definitions/ModelAndView/properties/status/enum/48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8</text:p>
            </table:table-cell>
            <table:table-cell table:style-name="Table1.A1" office:value-type="string">
              <text:p text:style-name="Table_20_Contents">"REQUESTED_RANGE_NOT_SATISFIABLE"<text:bookmark text:name="/definitions/ModelAndView/properties/status/enum/49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49</text:p>
            </table:table-cell>
            <table:table-cell table:style-name="Table1.A1" office:value-type="string">
              <text:p text:style-name="Table_20_Contents">"REQUEST_ENTITY_TOO_LARGE"<text:bookmark text:name="/definitions/ModelAndView/properties/status/enum/5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50</text:p>
            </table:table-cell>
            <table:table-cell table:style-name="Table1.A1" office:value-type="string">
              <text:p text:style-name="Table_20_Contents">"REQUEST_HEADER_FIELDS_TOO_LARGE"<text:bookmark text:name="/definitions/ModelAndView/properties/status/enum/5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51</text:p>
            </table:table-cell>
            <table:table-cell table:style-name="Table1.A1" office:value-type="string">
              <text:p text:style-name="Table_20_Contents">"REQUEST_TIMEOUT"<text:bookmark text:name="/definitions/ModelAndView/properties/status/enum/5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52</text:p>
            </table:table-cell>
            <table:table-cell table:style-name="Table1.A1" office:value-type="string">
              <text:p text:style-name="Table_20_Contents">"REQUEST_URI_TOO_LONG"<text:bookmark text:name="/definitions/ModelAndView/properties/status/enum/5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53</text:p>
            </table:table-cell>
            <table:table-cell table:style-name="Table1.A1" office:value-type="string">
              <text:p text:style-name="Table_20_Contents">"RESET_CONTENT"<text:bookmark text:name="/definitions/ModelAndView/properties/status/enum/5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54</text:p>
            </table:table-cell>
            <table:table-cell table:style-name="Table1.A1" office:value-type="string">
              <text:p text:style-name="Table_20_Contents">"SEE_OTHER"<text:bookmark text:name="/definitions/ModelAndView/properties/status/enum/55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55</text:p>
            </table:table-cell>
            <table:table-cell table:style-name="Table1.A1" office:value-type="string">
              <text:p text:style-name="Table_20_Contents">"SERVICE_UNAVAILABLE"<text:bookmark text:name="/definitions/ModelAndView/properties/status/enum/56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56</text:p>
            </table:table-cell>
            <table:table-cell table:style-name="Table1.A1" office:value-type="string">
              <text:p text:style-name="Table_20_Contents">"SWITCHING_PROTOCOLS"<text:bookmark text:name="/definitions/ModelAndView/properties/status/enum/57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57</text:p>
            </table:table-cell>
            <table:table-cell table:style-name="Table1.A1" office:value-type="string">
              <text:p text:style-name="Table_20_Contents">"TEMPORARY_REDIRECT"<text:bookmark text:name="/definitions/ModelAndView/properties/status/enum/58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58</text:p>
            </table:table-cell>
            <table:table-cell table:style-name="Table1.A1" office:value-type="string">
              <text:p text:style-name="Table_20_Contents">"TOO_EARLY"<text:bookmark text:name="/definitions/ModelAndView/properties/status/enum/59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59</text:p>
            </table:table-cell>
            <table:table-cell table:style-name="Table1.A1" office:value-type="string">
              <text:p text:style-name="Table_20_Contents">"TOO_MANY_REQUESTS"<text:bookmark text:name="/definitions/ModelAndView/properties/status/enum/60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60</text:p>
            </table:table-cell>
            <table:table-cell table:style-name="Table1.A1" office:value-type="string">
              <text:p text:style-name="Table_20_Contents">"UNAUTHORIZED"<text:bookmark text:name="/definitions/ModelAndView/properties/status/enum/61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61</text:p>
            </table:table-cell>
            <table:table-cell table:style-name="Table1.A1" office:value-type="string">
              <text:p text:style-name="Table_20_Contents">"UNAVAILABLE_FOR_LEGAL_REASONS"<text:bookmark text:name="/definitions/ModelAndView/properties/status/enum/62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62</text:p>
            </table:table-cell>
            <table:table-cell table:style-name="Table1.A1" office:value-type="string">
              <text:p text:style-name="Table_20_Contents">"UNPROCESSABLE_ENTITY"<text:bookmark text:name="/definitions/ModelAndView/properties/status/enum/63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63</text:p>
            </table:table-cell>
            <table:table-cell table:style-name="Table1.A1" office:value-type="string">
              <text:p text:style-name="Table_20_Contents">"UNSUPPORTED_MEDIA_TYPE"<text:bookmark text:name="/definitions/ModelAndView/properties/status/enum/64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64</text:p>
            </table:table-cell>
            <table:table-cell table:style-name="Table1.A1" office:value-type="string">
              <text:p text:style-name="Table_20_Contents">"UPGRADE_REQUIRED"<text:bookmark text:name="/definitions/ModelAndView/properties/status/enum/65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65</text:p>
            </table:table-cell>
            <table:table-cell table:style-name="Table1.A1" office:value-type="string">
              <text:p text:style-name="Table_20_Contents">"URI_TOO_LONG"<text:bookmark text:name="/definitions/ModelAndView/properties/status/enum/66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66</text:p>
            </table:table-cell>
            <table:table-cell table:style-name="Table1.A1" office:value-type="string">
              <text:p text:style-name="Table_20_Contents">"USE_PROXY"<text:bookmark text:name="/definitions/ModelAndView/properties/status/enum/67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67</text:p>
            </table:table-cell>
            <table:table-cell table:style-name="Table1.A1" office:value-type="string">
              <text:p text:style-name="Table_20_Contents">"VARIANT_ALSO_NEGOTIATES"<text:bookmark text:name="/definitions/ModelAndView/properties/view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view</text:p>
            </table:table-cell>
            <table:table-cell table:style-name="Table1.A1" office:value-type="string">
              <text:p text:style-name="P4"><text:bookmark text:name="/definitions/ModelAndView/properties/view/$ref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$ref</text:p>
            </table:table-cell>
            <table:table-cell table:style-name="Table1.A1" office:value-type="string">
              <text:p text:style-name="Table_20_Contents">"#/definitions/View"<text:bookmark text:name="/definitions/ModelAndView/properties/viewNam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viewName</text:p>
            </table:table-cell>
            <table:table-cell table:style-name="Table1.A1" office:value-type="string">
              <text:p text:style-name="P4"><text:bookmark text:name="/definitions/ModelAndView/properties/viewName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definitions/ModelAndView/title"/></text:p>
            </table:table-cell>
          </table:table-row>
          <text:soft-page-break/>
          <table:table-row table:style-name="TableLine94207492807104">
            <table:table-cell table:style-name="Table1.A1" office:value-type="string">
              <text:p text:style-name="Table_20_Contents">title</text:p>
            </table:table-cell>
            <table:table-cell table:style-name="Table1.A1" office:value-type="string">
              <text:p text:style-name="Table_20_Contents">"ModelAndView"<text:bookmark text:name="/definitions/View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View</text:p>
            </table:table-cell>
            <table:table-cell table:style-name="Table1.A1" office:value-type="string">
              <text:p text:style-name="P4"><text:bookmark text:name="/definitions/View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object"<text:bookmark text:name="/definitions/View/properties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properties</text:p>
            </table:table-cell>
            <table:table-cell table:style-name="Table1.A1" office:value-type="string">
              <text:p text:style-name="P4"><text:bookmark text:name="/definitions/View/properties/content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contentType</text:p>
            </table:table-cell>
            <table:table-cell table:style-name="Table1.A1" office:value-type="string">
              <text:p text:style-name="P4"><text:bookmark text:name="/definitions/View/properties/contentType/typ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ype</text:p>
            </table:table-cell>
            <table:table-cell table:style-name="Table1.A1" office:value-type="string">
              <text:p text:style-name="Table_20_Contents">"string"<text:bookmark text:name="/definitions/View/title"/></text:p>
            </table:table-cell>
          </table:table-row>
          <table:table-row table:style-name="TableLine94207492807104">
            <table:table-cell table:style-name="Table1.A1" office:value-type="string">
              <text:p text:style-name="Table_20_Contents">title</text:p>
            </table:table-cell>
            <table:table-cell table:style-name="Table1.A1" office:value-type="string">
              <text:p text:style-name="Table_20_Contents">"View"</text:p>
            </table:table-cell>
          </table:table-row>
        </table:table>
        <text:p text:style-name="Text_20_body"/>
      </text:section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7:03:21.409674844</meta:creation-date>
    <dc:date>2021-11-30T17:05:37.947692511</dc:date>
    <meta:editing-duration>PT2M28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2" meta:paragraph-count="1723" meta:word-count="1774" meta:character-count="15579" meta:non-whitespace-character-count="15528"/>
  </office:meta>
</office:document-meta>
</file>